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F" svg:font-family="" style:font-family-generic="roman"/>
    <style:font-face style:name="Arial" svg:font-family="Ari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OST type B" svg:font-family="'GOST type 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857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17.129cm"/>
    </style:style>
    <style:style style:name="co5" style:family="table-column">
      <style:table-column-properties fo:break-before="auto" style:column-width="1.062cm"/>
    </style:style>
    <style:style style:name="co6" style:family="table-column">
      <style:table-column-properties fo:break-before="auto" style:column-width="6.154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3.0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9.423cm"/>
    </style:style>
    <style:style style:name="co11" style:family="table-column">
      <style:table-column-properties fo:break-before="auto" style:column-width="5.964cm"/>
    </style:style>
    <style:style style:name="co12" style:family="table-column">
      <style:table-column-properties fo:break-before="auto" style:column-width="4.276cm"/>
    </style:style>
    <style:style style:name="co13" style:family="table-column">
      <style:table-column-properties fo:break-before="auto" style:column-width="3.512cm"/>
    </style:style>
    <style:style style:name="co14" style:family="table-column">
      <style:table-column-properties fo:break-before="auto" style:column-width="9.911cm"/>
    </style:style>
    <style:style style:name="co15" style:family="table-column">
      <style:table-column-properties fo:break-before="auto" style:column-width="6.345cm"/>
    </style:style>
    <style:style style:name="co16" style:family="table-column">
      <style:table-column-properties fo:break-before="auto" style:column-width="14.923cm"/>
    </style:style>
    <style:style style:name="co17" style:family="table-column">
      <style:table-column-properties fo:break-before="auto" style:column-width="6.535cm"/>
    </style:style>
    <style:style style:name="co18" style:family="table-column">
      <style:table-column-properties fo:break-before="auto" style:column-width="14.624cm"/>
    </style:style>
    <style:style style:name="co19" style:family="table-column">
      <style:table-column-properties fo:break-before="auto" style:column-width="27.206cm"/>
    </style:style>
    <style:style style:name="co20" style:family="table-column">
      <style:table-column-properties fo:break-before="auto" style:column-width="0.953cm"/>
    </style:style>
    <style:style style:name="co21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0.947cm" fo:break-before="auto" style:use-optimal-row-height="true"/>
    </style:style>
    <style:style style:name="ro8" style:family="table-row">
      <style:table-row-properties style:row-height="0.557cm" fo:break-before="auto" style:use-optimal-row-height="true"/>
    </style:style>
    <style:style style:name="ro9" style:family="table-row">
      <style:table-row-properties style:row-height="2.21cm" fo:break-before="auto" style:use-optimal-row-height="true"/>
    </style:style>
    <style:style style:name="ro10" style:family="table-row">
      <style:table-row-properties style:row-height="1.894cm" fo:break-before="auto" style:use-optimal-row-height="true"/>
    </style:style>
    <style:style style:name="ro11" style:family="table-row">
      <style:table-row-properties style:row-height="1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name-complex="Monospace" style:font-size-complex="10pt" style:language-complex="none" style:country-complex="none" style:font-style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000000" fo:border-left="0.51pt solid #000000" fo:border-right="none" fo:border-top="0.51pt solid #000000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GOST type B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end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GOST type B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80808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end"/>
      <style:text-properties fo:color="#80808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51pt solid #000000" fo:border-left="0.51pt solid #000000" fo:border-right="none" fo:border-top="0.51pt solid #000000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GOST type B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51pt solid #000000" fo:border-left="0.51pt solid #000000" fo:border-right="none" fo:border-top="none"/>
      <style:text-properties style:use-window-font-color="true" style:text-outline="false" style:text-line-through-style="none" style:text-line-through-type="none" style:font-name="GOST type B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GOST type B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51pt solid #000000" fo:border-left="0.51pt solid #000000" fo:border-right="none" fo:border-top="none"/>
      <style:text-properties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51pt solid #000000" fo:border-left="0.51pt solid #000000" fo:border-right="none" fo:border-top="none"/>
      <style:text-properties fo:color="#000000" style:text-outline="false" style:text-line-through-style="none" style:text-line-through-type="none" style:font-name="GOST type B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hi" style:country-asian="IN" style:font-style-asian="normal" style:font-weight-asian="normal" style:font-name-complex="GOST type B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4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25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bold" style:font-size-asian="11pt" style:font-style-asian="normal" style:font-weight-asian="bold" style:font-name-complex="Times New Roman" style:font-size-complex="11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7" style:family="table-cell" style:parent-style-name="Excel_20_Built-in_20_Normal">
      <style:table-cell-properties style:glyph-orientation-vertical="0" fo:background-color="#ffffff" style:diagonal-bl-tr="none" style:diagonal-tl-br="none" style:text-align-source="value-type" style:repeat-content="false" fo:wrap-option="wrap" fo:border="0.74pt solid #3d3d3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wrap" fo:border="0.74pt solid #3d3d3d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Excel_20_Built-in_20_Normal">
      <style:table-cell-properties style:glyph-orientation-vertical="0" fo:background-color="#ffffff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4" style:family="table-cell" style:parent-style-name="Excel_20_Built-in_20_Normal" style:data-style-name="N2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5" style:family="table-cell" style:parent-style-name="Default" style:data-style-name="N2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6" style:family="table-cell" style:parent-style-name="Default" style:data-style-name="N2">
      <style:table-cell-properties style:glyph-orientation-vertical="0" fo:border-bottom="0.74pt solid #3d3d3d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7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79" style:family="table-cell" style:parent-style-name="Default" style:data-style-name="N4">
      <style:table-cell-properties style:glyph-orientation-vertical="0" fo:border-bottom="0.74pt solid #3d3d3d" fo:background-color="#ffffff" style:diagonal-bl-tr="none" style:diagonal-tl-br="none" style:text-align-source="fix" style:repeat-content="false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1" style:family="table-cell" style:parent-style-name="Excel_20_Built-in_20_Normal" style:data-style-name="N4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2" style:family="table-cell" style:parent-style-name="Excel_20_Built-in_20_Normal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3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74pt solid #3d3d3d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84" style:family="table-cell" style:parent-style-name="Default" style:data-style-name="N4">
      <style:table-cell-properties style:glyph-orientation-vertical="0" fo:border-bottom="0.74pt solid #3d3d3d" style:diagonal-bl-tr="none" style:diagonal-tl-br="none" style:text-align-source="fix" style:repeat-content="false" fo:background-color="transparent" fo:wrap-option="no-wrap" fo:border-left="none" style:direction="ltr" fo:padding="0.071cm" fo:border-right="0.74pt solid #3d3d3d" style:rotation-angle="0" style:rotation-align="none" style:shrink-to-fit="false" fo:border-top="0.74pt solid #3d3d3d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1" style:family="text">
      <style:text-properties style:font-name-asian="Monospace" style:font-name-complex="Monospace" style:font-size-asian="10pt" style:font-size-complex="10pt" style:font-weight-asian="bold" style:font-weight-complex="bold" fo:color="#800000" style:font-name="Monospace" fo:font-size="10pt" fo:font-weight="bold"/>
    </style:style>
    <style:style style:name="T2" style:family="text">
      <style:text-properties style:font-name-asian="Monospace" style:font-name-complex="Monospace" style:font-size-asian="10pt" style:font-size-complex="10pt" style:font-name="Monospace" fo:font-size="10pt" fo:color="#000000"/>
    </style:style>
    <style:style style:name="T3" style:family="text">
      <style:text-properties style:font-name-asian="Monospace" style:font-name-complex="Monospace" style:font-size-asian="10pt" style:font-size-complex="10pt" style:font-name="Monospace" fo:font-size="10pt" fo:color="#800000" fo:font-weight="bold" style:font-weight-asian="bold" style:font-weight-complex="bold"/>
    </style:style>
    <style:style style:name="T4" style:family="text">
      <style:text-properties style:font-name-asian="Monospace" style:font-name-complex="Monospace" style:font-size-asian="10pt" style:font-size-complex="10pt" style:font-name="Monospace" fo:font-size="10pt" fo:color="#008000"/>
    </style:style>
    <style:style style:name="T5" style:family="text">
      <style:text-properties style:use-window-font-color="true" style:font-name="GOST type B" fo:font-size="12pt" style:letter-kerning="true" fo:language="en" fo:country="US" style:language-asian="hi" style:country-asian="IN" style:font-name-asian="Arial" style:font-name-complex="GOST type B" style:font-size-asian="12pt" style:font-size-complex="12pt" style:font-weight-complex="normal"/>
    </style:style>
    <style:style style:name="T6" style:family="text">
      <style:text-properties style:use-window-font-color="true" style:font-name="GOST type B" fo:font-size="12pt" style:letter-kerning="true" fo:language="en" fo:country="US" style:language-asian="hi" style:country-asian="IN" style:font-name-asian="Arial" style:font-name-complex="GOST type B" style:font-size-asian="12pt" style:font-size-complex="12pt" style:font-style-complex="normal"/>
    </style:style>
    <style:style style:name="T7" style:family="text">
      <style:text-properties style:use-window-font-color="true" style:font-name="GOST type B" fo:font-size="12pt" style:letter-kerning="true" fo:language="en" fo:country="US" style:language-asian="hi" style:country-asian="IN" style:font-name-asian="Arial" style:font-name-complex="GOST type B" style:font-size-asian="12pt" style:font-size-complex="12pt"/>
    </style:style>
    <style:style style:name="T8" style:family="text">
      <style:text-properties fo:color="#008000" style:font-name="Monospace" fo:font-size="10pt" style:font-name-asian="Monospace" style:font-name-complex="Monospace" style:font-size-asian="10pt" style:font-size-complex="10pt"/>
    </style:style>
    <style:style style:name="T9" style:family="text">
      <style:text-properties style:font-name="Monospace" fo:font-size="10pt" style:font-name-asian="Monospace" style:font-name-complex="Monospace" style:font-size-asian="10pt" style:font-size-complex="10pt" fo:color="#000000"/>
    </style:style>
    <style:style style:name="T10" style:family="text">
      <style:text-properties style:font-name="Monospace" fo:font-size="10pt" style:font-name-asian="Monospace" style:font-name-complex="Monospace" style:font-size-asian="10pt" style:font-size-complex="10pt" fo:color="#008000"/>
    </style:style>
    <style:style style:name="T11" style:family="text">
      <style:text-properties style:use-window-font-color="true" style:font-name="GOST type B" fo:font-size="12pt" style:letter-kerning="true" fo:language="ru" fo:country="RU" style:language-asian="ru" style:country-asian="RU" style:language-complex="ar" style:country-complex="SA" style:font-name-asian="Arial" style:font-name-complex="GOST type B" style:font-size-asian="12pt" style:font-size-complex="12pt" style:font-weight-complex="normal"/>
    </style:style>
    <style:style style:name="T12" style:family="text">
      <style:text-properties style:font-size-asian="10pt" style:font-size-complex="10pt" style:font-weight-asian="bold" style:font-weight-complex="bold" fo:color="#800000" style:font-name="Monospace" fo:font-size="10pt" fo:font-weight="bold" style:font-name-asian="Monospace" style:font-name-complex="Monospace"/>
    </style:style>
    <style:style style:name="T13" style:family="text">
      <style:text-properties style:font-size-asian="10pt" style:font-size-complex="10pt" style:font-name="Monospace" fo:font-size="10pt" style:font-name-asian="Monospace" style:font-name-complex="Monospace" fo:color="#000000"/>
    </style:style>
    <style:style style:name="T14" style:family="text">
      <style:text-properties style:font-size-asian="10pt" style:font-size-complex="10pt" style:font-name="Monospace" fo:font-size="10pt" style:font-name-asian="Monospace" style:font-name-complex="Monospace" style:font-weight-asian="bold" fo:color="#800000" style:font-weight-complex="bold" fo:font-weight="bold"/>
    </style:style>
    <style:style style:name="T15" style:family="text">
      <style:text-properties style:font-size-asian="10pt" style:font-size-complex="10pt" style:font-name="Monospace" fo:font-size="10pt" style:font-name-asian="Monospace" style:font-name-complex="Monospace" fo:color="#800000" fo:font-weight="bold" style:font-weight-asian="bold" style:font-weight-complex="bold"/>
    </style:style>
    <style:style style:name="T16" style:family="text">
      <style:text-properties style:font-size-asian="10pt" style:font-size-complex="10pt" style:font-name="Monospace" fo:font-size="10pt" style:font-name-asian="Monospace" style:font-name-complex="Monospace" fo:color="#008000"/>
    </style:style>
    <style:style style:name="T17" style:family="text">
      <style:text-properties style:font-name="Monospace" fo:font-size="10pt" style:font-name-asian="Monospace" style:font-name-complex="Monospace" style:font-size-asian="10pt" style:font-size-complex="10pt" fo:color="#800000" style:font-weight-complex="bold" style:font-weight-asian="bold" fo:font-weight="bold"/>
    </style:style>
    <style:style style:name="T18" style:family="text">
      <style:text-properties style:font-name="Monospace" fo:font-size="10pt" style:font-name-asian="Monospace" style:font-name-complex="Monospace" style:font-size-asian="10pt" style:font-size-complex="10pt" fo:color="#800000" fo:font-weight="bold" style:font-weight-asian="bold" style:font-weight-complex="bold"/>
    </style:style>
    <style:style style:name="T19" style:family="text">
      <style:text-properties style:font-name="Monospace" fo:font-size="10pt" style:font-name-asian="Monospace" style:font-name-complex="Monospace" style:font-size-asian="10pt" style:font-size-complex="10pt" style:font-weight-complex="bold" fo:font-weight="bold" style:font-weight-asian="bold" fo:color="#000080"/>
    </style:style>
    <style:style style:name="T20" style:family="text">
      <style:text-properties style:font-name="Monospace" fo:font-size="10pt" style:font-name-asian="Monospace" style:font-name-complex="Monospace" style:font-size-asian="10pt" style:font-size-complex="10pt" fo:color="#000080" fo:font-weight="bold" style:font-weight-asian="bold" style:font-weight-complex="bold"/>
    </style:style>
    <style:style style:name="T21" style:family="text">
      <style:text-properties style:font-size-complex="10pt" style:font-name="Monospace" style:font-name-complex="Monospace" style:font-name-asian="Monospace" fo:font-size="10pt" fo:color="#008000" style:font-size-asian="10pt"/>
    </style:style>
    <style:style style:name="T22" style:family="text">
      <style:text-properties style:font-size-complex="10pt" style:font-name="Monospace" style:font-name-complex="Monospace" style:font-name-asian="Monospace" fo:font-size="10pt" style:font-size-asian="10pt" fo:color="#000000"/>
    </style:style>
    <style:style style:name="T23" style:family="text">
      <style:text-properties style:font-size-complex="10pt" style:font-name="Monospace" style:font-name-complex="Monospace" style:font-name-asian="Monospace" fo:font-size="10pt" style:font-size-asian="10pt" style:font-weight-asian="bold" fo:font-weight="bold" style:font-weight-complex="bold" fo:color="#800000"/>
    </style:style>
    <style:style style:name="T24" style:family="text">
      <style:text-properties style:font-size-complex="10pt" style:font-name="Monospace" style:font-name-complex="Monospace" style:font-name-asian="Monospace" fo:font-size="10pt" style:font-size-asian="10pt" fo:color="#800000" style:font-weight-asian="bold" fo:font-weight="bold" style:font-weight-complex="bold"/>
    </style:style>
    <style:style style:name="T25" style:family="text">
      <style:text-properties style:font-size-complex="10pt" style:font-name="Monospace" style:font-name-complex="Monospace" style:font-name-asian="Monospace" fo:font-size="10pt" style:font-size-asian="10pt" fo:color="#800000" style:font-weight-complex="bold" fo:font-weight="bold" style:font-weight-asian="bold"/>
    </style:style>
    <style:style style:name="T26" style:family="text">
      <style:text-properties style:font-size-complex="10pt" style:font-name="Monospace" style:font-name-complex="Monospace" style:font-name-asian="Monospace" fo:font-size="10pt" style:font-size-asian="10pt" style:font-weight-asian="bold" fo:font-weight="bold" fo:color="#800000" style:font-weight-complex="bold"/>
    </style:style>
    <style:style style:name="T27" style:family="text">
      <style:text-properties style:font-size-complex="10pt" style:font-name="Monospace" style:font-name-complex="Monospace" style:font-name-asian="Monospace" fo:font-size="10pt" style:font-size-asian="10pt" style:font-weight-complex="bold" style:font-weight-asian="bold" fo:font-weight="bold" fo:color="#800000"/>
    </style:style>
    <style:style style:name="T28" style:family="text">
      <style:text-properties style:font-size-complex="10pt" style:font-name="Monospace" style:font-name-complex="Monospace" style:font-name-asian="Monospace" fo:font-size="10pt" style:font-size-asian="10pt" fo:font-weight="bold" style:font-weight-complex="bold" style:font-weight-asian="bold" fo:color="#800000"/>
    </style:style>
    <style:style style:name="T29" style:family="text">
      <style:text-properties style:font-size-complex="10pt" style:font-name="Monospace" style:font-name-complex="Monospace" style:font-name-asian="Monospace" fo:font-size="10pt" style:font-size-asian="10pt" fo:color="#800000" fo:font-weight="bold" style:font-weight-asian="bold" style:font-weight-complex="bold"/>
    </style:style>
    <style:style style:name="T30" style:family="text">
      <style:text-properties style:font-size-complex="10pt" style:font-name="Monospace" style:font-name-complex="Monospace" style:font-name-asian="Monospace" fo:font-size="10pt" style:font-size-asian="10pt" fo:color="#0000ff"/>
    </style:style>
    <style:style style:name="T31" style:family="text">
      <style:text-properties fo:color="#000000" style:font-name="Monospace" fo:font-size="10pt" style:font-name-asian="Monospace" style:font-name-complex="Monospace" style:font-size-asian="10pt" style:font-size-complex="10pt"/>
    </style:style>
    <style:style style:name="T32" style:family="text">
      <style:text-properties style:font-name="Monospace" fo:font-size="10pt" style:font-name-asian="Monospace" style:font-name-complex="Monospace" style:font-size-asian="10pt" style:font-size-complex="10pt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7"/>
        <table:table-column table:style-name="co6" table:default-cell-style-name="ce4"/>
        <table:table-column table:style-name="co5" table:default-cell-style-name="ce7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2" office:value-type="string" calcext:value-type="string">
            <text:p>Кабель коаксиальный DG113 ZH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2"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3" office:value-type="string" calcext:value-type="string">
            <text:p>Кабель  UTP, <text:span text:style-name="T5">Cat.6A</text:span>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office:value-type="string" calcext:value-type="string">
            <text:p>BC6-4GY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4" office:value-type="string" calcext:value-type="string">
            <text:p>BC6-4GY</text:p>
          </table:table-cell>
          <table:table-cell table:style-name="ce7"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Оконечный мультисвич polytron PSG 908 P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office:value-type="float" office:value="9268070" calcext:value-type="float">
            <text:p>9268070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4" office:value-type="float" office:value="9268070" calcext:value-type="float">
            <text:p>92680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Оптический преобразователь Euro Fibre Virtual Quattro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Оптический делитель <text:s/>OSF 300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5" office:value-type="string" calcext:value-type="string">
            <text:p>Розетка <text:span text:style-name="T6">SAT-</text:span>TV оконечная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6" office:value-type="string" calcext:value-type="string">
            <text:p><text:span text:style-name="T7">F-</text:span>коннектор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Патчкорд оптический FC/UPC SM 3m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Патчкорд оптический FC/UPC-SC/UPC SM 3 метра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6" office:value-type="string" calcext:value-type="string">
            <text:p>Патчкорд оптический <text:span text:style-name="T7">S</text:span>C/UPC 3m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Розетка RJ45 двухмодульная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1" table:number-rows-repeated="6"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2" office:value-type="string" calcext:value-type="string">
            <text:p>Кабель коаксиальный DG113 ZH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2"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3" office:value-type="string" calcext:value-type="string">
            <text:p>Кабель  UTP, <text:span text:style-name="T5">Cat.6A</text:span>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office:value-type="string" calcext:value-type="string">
            <text:p>BC6-4GY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4" office:value-type="string" calcext:value-type="string">
            <text:p>BC6-4GY</text:p>
          </table:table-cell>
          <table:table-cell table:style-name="ce7"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Оконечный мультисвич polytron PSG 908 P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office:value-type="float" office:value="9268070" calcext:value-type="float">
            <text:p>9268070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style-name="ce4" office:value-type="float" office:value="9268070" calcext:value-type="float">
            <text:p>926807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Оптический преобразователь Euro Fibre Virtual Quattro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Оптический делитель <text:s/>OSF 300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5" office:value-type="string" calcext:value-type="string">
            <text:p>Розетка <text:span text:style-name="T6">SAT-</text:span>TV оконечная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6" office:value-type="string" calcext:value-type="string">
            <text:p><text:span text:style-name="T7">F-</text:span>коннектор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Патчкорд оптический FC/UPC SM 3m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4" office:value-type="string" calcext:value-type="string">
            <text:p>Патчкорд оптический FC/UPC-SC/UPC SM 3 метра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<text:span text:style-name="T1">INSERT</text:span><text:span text:style-name="T2"> </text:span><text:span text:style-name="T3">INTO</text:span><text:span text:style-name="T2"> goods (goods, art, code, measure_id) </text:span><text:span text:style-name="T3">VALUES</text:span><text:span text:style-name="T2"> (</text:span><text:span text:style-name="T4">'</text:span></text:p>
          </table:table-cell>
          <table:table-cell table:number-columns-repeated="2"/>
          <table:table-cell table:style-name="ce6" office:value-type="string" calcext:value-type="string">
            <text:p>Патчкорд оптический <text:span text:style-name="T7">S</text:span>C/UPC 3m</text:p>
          </table:table-cell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/>
          <table:table-cell office:value-type="string" calcext:value-type="string">
            <text:p><text:span text:style-name="T8">'</text:span><text:span text:style-name="T9">,</text:span><text:span text:style-name="T10">'</text:span></text:p>
          </table:table-cell>
          <table:table-cell table:number-columns-repeated="4"/>
        </table:table-row>
      </table:table>
      <table:table table:name="Лист2" table:style-name="ta1"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9" table:default-cell-style-name="ce10"/>
        <table:table-column table:style-name="co9" table:default-cell-style-name="ce13"/>
        <table:table-row table:style-name="ro2">
          <table:table-cell table:style-name="ce2" office:value-type="string" calcext:value-type="string">
            <text:p>Кабель коаксиальный DG113 ZH</text:p>
          </table:table-cell>
          <table:table-cell table:style-name="ce2" table:number-columns-repeated="2"/>
          <table:table-cell table:style-name="ce2" office:value-type="string" calcext:value-type="string">
            <text:p>CAVEL</text:p>
          </table:table-cell>
          <table:table-cell table:style-name="ce9" office:value-type="string" calcext:value-type="string">
            <text:p>м</text:p>
          </table:table-cell>
          <table:table-cell table:style-name="ce11" office:value-type="float" office:value="426" calcext:value-type="float">
            <text:p>426</text:p>
          </table:table-cell>
        </table:table-row>
        <table:table-row table:style-name="ro3">
          <table:table-cell table:style-name="ce3" office:value-type="string" calcext:value-type="string">
            <text:p>Кабель  UTP, <text:span text:style-name="T5">Cat.6A</text:span></text:p>
          </table:table-cell>
          <table:table-cell table:number-columns-repeated="2" office:value-type="string" calcext:value-type="string">
            <text:p>BC6-4GY</text:p>
          </table:table-cell>
          <table:table-cell office:value-type="string" calcext:value-type="string">
            <text:p>AESP</text:p>
          </table:table-cell>
          <table:table-cell office:value-type="string" calcext:value-type="string">
            <text:p>м</text:p>
          </table:table-cell>
          <table:table-cell table:style-name="ce12"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Оконечный мультисвич polytron PSG 908 P</text:p>
          </table:table-cell>
          <table:table-cell table:number-columns-repeated="2" office:value-type="float" office:value="9268070" calcext:value-type="float">
            <text:p>9268070</text:p>
          </table:table-cell>
          <table:table-cell office:value-type="string" calcext:value-type="string">
            <text:p>Polytron</text:p>
          </table:table-cell>
          <table:table-cell office:value-type="string" calcext:value-type="string">
            <text:p>шт.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Оптический преобразователь Euro Fibre Virtual Quattro</text:p>
          </table:table-cell>
          <table:table-cell table:number-columns-repeated="2"/>
          <table:table-cell office:value-type="string" calcext:value-type="string">
            <text:p>Invacom</text:p>
          </table:table-cell>
          <table:table-cell office:value-type="string" calcext:value-type="string">
            <text:p>шт.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Оптический делитель <text:s/>OSF 300</text:p>
          </table:table-cell>
          <table:table-cell table:number-columns-repeated="2"/>
          <table:table-cell office:value-type="string" calcext:value-type="string">
            <text:p>Polytron</text:p>
          </table:table-cell>
          <table:table-cell office:value-type="string" calcext:value-type="string">
            <text:p>шт.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5" office:value-type="string" calcext:value-type="string">
            <text:p>Розетка <text:span text:style-name="T6">SAT-</text:span>TV оконечная</text:p>
          </table:table-cell>
          <table:table-cell table:number-columns-repeated="2"/>
          <table:table-cell office:value-type="string" calcext:value-type="string">
            <text:p>Legrand</text:p>
          </table:table-cell>
          <table:table-cell office:value-type="string" calcext:value-type="string">
            <text:p>шт.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table:style-name="ce6" office:value-type="string" calcext:value-type="string">
            <text:p><text:span text:style-name="T7">F-</text:span>коннектор</text:p>
          </table:table-cell>
          <table:table-cell table:number-columns-repeated="2"/>
          <table:table-cell office:value-type="string" calcext:value-type="string">
            <text:p>ДКС</text:p>
          </table:table-cell>
          <table:table-cell office:value-type="string" calcext:value-type="string">
            <text:p>шт.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Патчкорд оптический FC/UPC SM 3m</text:p>
          </table:table-cell>
          <table:table-cell table:number-columns-repeated="2" office:value-type="string" calcext:value-type="string">
            <text:p><text:s/></text:p>
          </table:table-cell>
          <table:table-cell table:style-name="ce8"/>
          <table:table-cell office:value-type="string" calcext:value-type="string">
            <text:p>шт.</text:p>
          </table:table-cell>
          <table:table-cell table:style-name="ce12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Патчкорд оптический FC/UPC-SC/UPC SM 3 метра</text:p>
          </table:table-cell>
          <table:table-cell table:number-columns-repeated="2"/>
          <table:table-cell table:style-name="ce8"/>
          <table:table-cell office:value-type="string" calcext:value-type="string">
            <text:p>шт.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6" office:value-type="string" calcext:value-type="string">
            <text:p>Патчкорд оптический <text:span text:style-name="T7">S</text:span>C/UPC 3m</text:p>
          </table:table-cell>
          <table:table-cell table:number-columns-repeated="2"/>
          <table:table-cell table:style-name="ce8"/>
          <table:table-cell office:value-type="string" calcext:value-type="string">
            <text:p>шт.</text:p>
          </table:table-cell>
          <table:table-cell table:style-name="ce12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Розетка RJ45 двухмодульная</text:p>
          </table:table-cell>
          <table:table-cell table:number-columns-repeated="2"/>
          <table:table-cell office:value-type="string" calcext:value-type="string">
            <text:p>AESP</text:p>
          </table:table-cell>
          <table:table-cell office:value-type="string" calcext:value-type="string">
            <text:p>шт.</text:p>
          </table:table-cell>
          <table:table-cell table:style-name="ce12" office:value-type="float" office:value="2" calcext:value-type="float">
            <text:p>2</text:p>
          </table:table-cell>
        </table:table-row>
      </table:table>
      <table:table table:name="Лист3" table:style-name="ta1">
        <table:table-column table:style-name="co14" table:default-cell-style-name="ce14"/>
        <table:table-column table:style-name="co9" table:default-cell-style-name="ce13"/>
        <table:table-column table:style-name="co10" table:default-cell-style-name="ce15"/>
        <table:table-column table:style-name="co15" table:default-cell-style-name="ce4"/>
        <table:table-column table:style-name="co9" table:default-cell-style-name="ce7"/>
        <table:table-row table:style-name="ro3">
          <table:table-cell office:value-type="string" calcext:value-type="string">
            <text:p>INSERT INTO specification (project_id, goods_id, amount) SELECT 1, goods_id,</text:p>
          </table:table-cell>
          <table:table-cell table:style-name="ce11" office:value-type="float" office:value="7238" calcext:value-type="float">
            <text:p>7238</text:p>
          </table:table-cell>
          <table:table-cell office:value-type="string" calcext:value-type="string">
            <text:p>FROM goods WHERE lower(goods) = lower('</text:p>
          </table:table-cell>
          <table:table-cell table:style-name="ce16" office:value-type="string" calcext:value-type="string">
            <text:p>Кабель  UTP, <text:span text:style-name="T5">Cat.6A</text:span>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FROM goods WHERE lower(goods) = lower('</text:p>
          </table:table-cell>
          <table:table-cell table:style-name="ce17" office:value-type="string" calcext:value-type="string">
            <text:p>ИКБ-Т-А8-6,0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Лоток перфорированный 200х80х3000мм DKC/S5 Combitech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Лоток 100х80х3000мм DKC/S5 Combitech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Труба гофрированная ПВХ 20 мм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Труба гофрированная ПВХ 25 мм с протяжкой легкая серая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Труба гофрированная ПВХ 32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Труба гофрированная ПВХ 40 мм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FROM goods WHERE lower(goods) = lower('</text:p>
          </table:table-cell>
          <table:table-cell table:style-name="ce18" office:value-type="string" calcext:value-type="string">
            <text:p>Труба гофрированная двустенная 50 мм с протяжкой с муфтой красная (100м)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Держатель с защелкой 20 мм для труб (51020)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Держатель с защелкой 40 мм для труб (51020)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Держатель с защелкой 32 мм для труб (51020)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Держатель с защелкой 20 мм для труб (51020)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Коммутационная панель модульная 19" 1U, 24 порта типа Keystone, незагруж., промарк. Cat.6A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Розеточный модуль типа Keystone Cat.6A,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Розетка RJ45 двухмодульная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Коннектор RJ45 UTP, категории 6</text:p>
          </table:table-cell>
          <table:table-cell office:value-type="string" calcext:value-type="string">
            <text:p>');</text:p>
          </table:table-cell>
        </table:table-row>
        <table:table-row table:style-name="ro3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goods WHERE lower(goods) = lower('</text:p>
          </table:table-cell>
          <table:table-cell table:style-name="ce19" office:value-type="string" calcext:value-type="string">
            <text:p>Шкаф напольный <text:span text:style-name="T11">Hyperline TTB-4288-AS-RAL9004</text:span>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Полка стационарная, глубина 650 мм, с боковым креплением, нагрузка до 20 кг, для шкафов серии TTB, TTR, TTC2, 485х650мм (ШхГ), цвет черный 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Кабельный организатор пластиковый с крышкой, 19", 1U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Металлический вертикальный кабельный организатор с крышкой 42U, для шкафов TTB, TTC2 шириной 800 мм, черный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ROM goods WHERE lower(goods) = lower('</text:p>
          </table:table-cell>
          <table:table-cell table:style-name="ce20" office:value-type="string" calcext:value-type="string">
            <text:p>Блок розеток для 19" шкафов, горизонтальный, с выключателем с подсветкой, 8 розеток Schuko (10А), 250В, без кабеля питания, входная розетка IEC 60320 C14, 482.6х44.4х44.4мм (ШхВхГ)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<text:s/>Модуль вентиляторный потолочный с 2-мя вентиляторами для установки в шкафы серий TTC2, TTB и TWB, с подшипниками и крепежными элементами, цвет черный</text:p>
          </table:table-cell>
          <table:table-cell office:value-type="string" calcext:value-type="string">
            <text:p>');</text:p>
          </table:table-cell>
        </table:table-row>
        <table:table-row table:style-name="ro1" table:number-rows-repeated="4">
          <table:table-cell table:style-name="Default" table:number-columns-repeated="5"/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table:style-name="ce11" office:value-type="float" office:value="426" calcext:value-type="float">
            <text:p>426</text:p>
          </table:table-cell>
          <table:table-cell office:value-type="string" calcext:value-type="string">
            <text:p>FROM goods WHERE lower(goods) = lower('</text:p>
          </table:table-cell>
          <table:table-cell table:style-name="ce2" office:value-type="string" calcext:value-type="string">
            <text:p>Кабель коаксиальный DG113 ZH</text:p>
          </table:table-cell>
          <table:table-cell office:value-type="string" calcext:value-type="string">
            <text:p>');</text:p>
          </table:table-cell>
        </table:table-row>
        <table:table-row table:style-name="ro3">
          <table:table-cell office:value-type="string" calcext:value-type="string">
            <text:p>INSERT INTO specification (project_id, goods_id, amount) SELECT 1, goods_id,</text:p>
          </table:table-cell>
          <table:table-cell table:style-name="ce12" office:value-type="float" office:value="30" calcext:value-type="float">
            <text:p>30</text:p>
          </table:table-cell>
          <table:table-cell office:value-type="string" calcext:value-type="string">
            <text:p>FROM goods WHERE lower(goods) = lower('</text:p>
          </table:table-cell>
          <table:table-cell table:style-name="ce3" office:value-type="string" calcext:value-type="string">
            <text:p>Кабель  UTP, <text:span text:style-name="T5">Cat.6A</text:span>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Оконечный мультисвич polytron PSG 908 P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Оптический преобразователь Euro Fibre Virtual Quattro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Оптический делитель <text:s/>OSF 300</text:p>
          </table:table-cell>
          <table:table-cell office:value-type="string" calcext:value-type="string">
            <text:p>');</text:p>
          </table:table-cell>
        </table:table-row>
        <table:table-row table:style-name="ro3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OM goods WHERE lower(goods) = lower('</text:p>
          </table:table-cell>
          <table:table-cell table:style-name="ce5" office:value-type="string" calcext:value-type="string">
            <text:p>Розетка <text:span text:style-name="T6">SAT-</text:span>TV оконечная</text:p>
          </table:table-cell>
          <table:table-cell office:value-type="string" calcext:value-type="string">
            <text:p>');</text:p>
          </table:table-cell>
        </table:table-row>
        <table:table-row table:style-name="ro3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OM goods WHERE lower(goods) = lower('</text:p>
          </table:table-cell>
          <table:table-cell table:style-name="ce6" office:value-type="string" calcext:value-type="string">
            <text:p><text:span text:style-name="T7">F-</text:span>коннектор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Патчкорд оптический FC/UPC SM 3m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OM goods WHERE lower(goods) = lower('</text:p>
          </table:table-cell>
          <table:table-cell office:value-type="string" calcext:value-type="string">
            <text:p>Патчкорд оптический FC/UPC-SC/UPC SM 3 метра</text:p>
          </table:table-cell>
          <table:table-cell office:value-type="string" calcext:value-type="string">
            <text:p>');</text:p>
          </table:table-cell>
        </table:table-row>
        <table:table-row table:style-name="ro3">
          <table:table-cell office:value-type="string" calcext:value-type="string">
            <text:p>INSERT INTO specification (project_id, goods_id, amount) SELECT 1, goods_id,</text:p>
          </table:table-cell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FROM goods WHERE lower(goods) = lower('</text:p>
          </table:table-cell>
          <table:table-cell table:style-name="ce6" office:value-type="string" calcext:value-type="string">
            <text:p>Патчкорд оптический <text:span text:style-name="T7">S</text:span>C/UPC 3m</text:p>
          </table:table-cell>
          <table:table-cell office:value-type="string" calcext:value-type="string">
            <text:p>');</text:p>
          </table:table-cell>
        </table:table-row>
        <table:table-row table:style-name="ro2">
          <table:table-cell office:value-type="string" calcext:value-type="string">
            <text:p>INSERT INTO specification (project_id, goods_id, amount) SELECT 1, goods_id,</text:p>
          </table:table-cell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FROM goods WHERE lower(goods) = lower('</text:p>
          </table:table-cell>
          <table:table-cell table:style-name="ce2" office:value-type="string" calcext:value-type="string">
            <text:p>Розетка RJ45 двухмодульная</text:p>
          </table:table-cell>
          <table:table-cell office:value-type="string" calcext:value-type="string">
            <text:p>');</text:p>
          </table:table-cell>
        </table:table-row>
      </table:table>
      <table:table table:name="Лист4" table:style-name="ta1">
        <table:table-column table:style-name="co16" table:default-cell-style-name="ce1"/>
        <table:table-column table:style-name="co17" table:default-cell-style-name="ce27"/>
        <table:table-column table:style-name="co18" table:default-cell-style-name="ce1"/>
        <table:table-column table:style-name="co9" table:default-cell-style-name="ce31"/>
        <table:table-column table:style-name="co19" table:default-cell-style-name="ce1"/>
        <table:table-column table:style-name="co9" table:default-cell-style-name="ce33"/>
        <table:table-column table:style-name="co9" table:default-cell-style-name="ce30"/>
        <table:table-column table:style-name="co9" table:default-cell-style-name="ce77"/>
        <table:table-column table:style-name="co20" table:default-cell-style-name="Default"/>
        <table:table-column table:style-name="co21" table:default-cell-style-name="ce84"/>
        <table:table-column table:style-name="co9" table:default-cell-style-name="ce1"/>
        <table:table-row table:style-name="ro4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1" office:value-type="string" calcext:value-type="string">
            <text:p>Прокладка кабеля UTP, Cat.6A по лотку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0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0" table:formula="of:=[.F2]-[.F3]" office:value-type="float" office:value="3900" calcext:value-type="float">
            <text:p>3900</text:p>
          </table:table-cell>
          <table:table-cell office:value-type="string" calcext:value-type="string">
            <text:p>,</text:p>
          </table:table-cell>
          <table:table-cell table:style-name="ce74"/>
          <table:table-cell office:value-type="string" calcext:value-type="string">
            <text:p>,</text:p>
          </table:table-cell>
          <table:table-cell table:style-name="ce82" office:value-type="float" office:value="50" calcext:value-type="float">
            <text:p>5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5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Кабель на основе витой пары Cat.6A, U/UTP, 4 пары, не содержит галогенов, LSHF, 305 м (цена за 1 м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8540" calcext:value-type="float">
            <text:p>8540</text:p>
          </table:table-cell>
          <table:table-cell office:value-type="string" calcext:value-type="string">
            <text:p>,</text:p>
          </table:table-cell>
          <table:table-cell table:style-name="ce75" office:value-type="float" office:value="74.7" calcext:value-type="float">
            <text:p>74.70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3" office:value-type="string" calcext:value-type="string">
            <text:p>Прокладка кабеля UTP, Cat.6A в гофротрубе по стенам и потолкам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formula="of:=[.F4]*2+[.F5]*4+[.F6]*8+[.F7]*10+[.F8]*12" office:value-type="float" office:value="4640" calcext:value-type="float">
            <text:p>4640</text:p>
          </table:table-cell>
          <table:table-cell office:value-type="string" calcext:value-type="string">
            <text:p>,</text:p>
          </table:table-cell>
          <table:table-cell table:style-name="ce75"/>
          <table:table-cell office:value-type="string" calcext:value-type="string">
            <text:p>,</text:p>
          </table:table-cell>
          <table:table-cell table:style-name="ce80" office:value-type="float" office:value="150" calcext:value-type="float">
            <text:p>15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руба гофрированная ПВХ 20 мм с протяжкой легкая серая (100м)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table:style-name="ce75" office:value-type="float" office:value="10.6" calcext:value-type="float">
            <text:p>10.60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руба гофрированная ПВХ 25 мм с протяжкой легкая серая (50м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,</text:p>
          </table:table-cell>
          <table:table-cell table:style-name="ce75" table:formula="of:=850/50" office:value-type="float" office:value="17" calcext:value-type="float">
            <text:p>17.00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руба гофрированная ПВХ 32 мм с протяжкой легкая серая (25м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table:style-name="ce75" table:formula="of:=605/25" office:value-type="float" office:value="24.2" calcext:value-type="float">
            <text:p>24.20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руба гофрированная ПВХ 40 мм с протяжкой легкая серая (20м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  <table:table-cell table:style-name="ce75" table:formula="of:=656/20" office:value-type="float" office:value="32.8" calcext:value-type="float">
            <text:p>32.80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руба гофрированная ПВХ 50 мм с протяжкой легкая серая (30м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table:style-name="ce76" table:formula="of:=1554/30" office:value-type="float" office:value="51.8" calcext:value-type="float">
            <text:p>51.80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Держатель с защелкой 20 мм для труб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table:formula="of:=[.F4]/0.4" office:value-type="float" office:value="750" calcext:value-type="float">
            <text:p>750</text:p>
          </table:table-cell>
          <table:table-cell office:value-type="string" calcext:value-type="string">
            <text:p>,</text:p>
          </table:table-cell>
          <table:table-cell table:style-name="ce76" office:value-type="float" office:value="3.2" calcext:value-type="float">
            <text:p>3.20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Держатель с защелкой 25 мм для труб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table:formula="of:=[.F5]/0.4" office:value-type="float" office:value="250" calcext:value-type="float">
            <text:p>250</text:p>
          </table:table-cell>
          <table:table-cell office:value-type="string" calcext:value-type="string">
            <text:p>,</text:p>
          </table:table-cell>
          <table:table-cell table:style-name="ce76" office:value-type="float" office:value="4.16" calcext:value-type="float">
            <text:p>4.16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Держатель с защелкой 32 мм для труб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table:style-name="ce76" office:value-type="float" office:value="6.11" calcext:value-type="float">
            <text:p>6.11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Держатель с защелкой 40 мм для труб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table:formula="of:=[.F7]/0.4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style-name="ce76" office:value-type="float" office:value="14.12" calcext:value-type="float">
            <text:p>14.12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5" office:value-type="string" calcext:value-type="string">
            <text:p>Прокладка кабеля ИКБ-Т-А8-6,0 по лотку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table:style-name="ce76"/>
          <table:table-cell office:value-type="string" calcext:value-type="string">
            <text:p>,</text:p>
          </table:table-cell>
          <table:table-cell table:style-name="ce83" office:value-type="float" office:value="50" calcext:value-type="float">
            <text:p>5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8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Кабель ИКБ-Т-А8-6,0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270" calcext:value-type="float">
            <text:p>270</text:p>
          </table:table-cell>
          <table:table-cell office:value-type="string" calcext:value-type="string">
            <text:p>,</text:p>
          </table:table-cell>
          <table:table-cell table:style-name="ce76" office:value-type="float" office:value="39.24" calcext:value-type="float">
            <text:p>39.24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6" office:value-type="string" calcext:value-type="string">
            <text:p>Терминирование разъемов патч-панели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,</text:p>
          </table:table-cell>
          <table:table-cell table:style-name="ce75"/>
          <table:table-cell office:value-type="string" calcext:value-type="string">
            <text:p>,</text:p>
          </table:table-cell>
          <table:table-cell table:style-name="ce80" office:value-type="float" office:value="350" calcext:value-type="float">
            <text:p>35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Коммутационная панель модульная 19" 1U, 24 порта типа Keystone, незагруж., промарк. Cat.6A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75" office:value-type="float" office:value="2000" calcext:value-type="float">
            <text:p>2000.00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Розеточный модуль типа Keystone экран. Cat.6A, RJ45/110, T568A/B, серия MT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formula="of:=[.F16]*24" office:value-type="float" office:value="144" calcext:value-type="float">
            <text:p>144</text:p>
          </table:table-cell>
          <table:table-cell office:value-type="string" calcext:value-type="string">
            <text:p>,</text:p>
          </table:table-cell>
          <table:table-cell office:value-type="float" office:value="495" calcext:value-type="float">
            <text:p>495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6" office:value-type="string" calcext:value-type="string">
            <text:p>Установка и терминирование розетки RJ-45 Cat-6А (розетки RG 45х2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formula="of:=[.F19]"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,</text:p>
          </table:table-cell>
          <table:table-cell office:value-type="float" office:value="500" calcext:value-type="float">
            <text:p>50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Розеточный модуль типа Keystone экран. Cat.6A, RJ45/110, T568A/B, серия MT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,</text:p>
          </table:table-cell>
          <table:table-cell office:value-type="float" office:value="495" calcext:value-type="float">
            <text:p>495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3" office:value-type="string" calcext:value-type="string">
            <text:p>Установка и терминирование конектора RJ-45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table:style-name="ce78"/>
          <table:table-cell office:value-type="string" calcext:value-type="string">
            <text:p>,</text:p>
          </table:table-cell>
          <table:table-cell table:style-name="ce79" office:value-type="float" office:value="0" calcext:value-type="float">
            <text:p>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Разъем RJ-458P8C под витую пару категория 6 универсальный 100 шт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уп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044" calcext:value-type="float">
            <text:p>2044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8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6" office:value-type="string" calcext:value-type="string">
            <text:p>Сборка и установка шкафа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5500" calcext:value-type="float">
            <text:p>5500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9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Шкаф напольный 19-дюймовый 42U 2055x800х800мм передняя стеклянная дверь со стальными перфорированными боковинами задняя двер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58677" calcext:value-type="float">
            <text:p>58677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Полка стационарная усиленная 19' глубина 650 мм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2298" calcext:value-type="float">
            <text:p>2298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Организатор кабельный с пластиковыми кольцами и крышкой 19 1U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,</text:p>
          </table:table-cell>
          <table:table-cell office:value-type="float" office:value="762" calcext:value-type="float">
            <text:p>762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5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Организатор кабельный металлический вертикальный с крышкой 42U для шкафов TTC/TSC шириной 800 черный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4741" calcext:value-type="float">
            <text:p>4741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Блок розеток для 19' шкафов горизонтальный 8 розеток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float" office:value="2748" calcext:value-type="float">
            <text:p>2748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5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office:value-type="string" calcext:value-type="string">
            <text:p>Модуль вентиляторный потолочный с 2-мя вентиляторами для установки в шкафы серий TTC2, TTB и TWB, с подшипникам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office:value-type="float" office:value="3842" calcext:value-type="float">
            <text:p>3842.00</text:p>
          </table:table-cell>
          <table:table-cell office:value-type="string" calcext:value-type="string">
            <text:p>,</text:p>
          </table:table-cell>
          <table:table-cell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3" office:value-type="string" calcext:value-type="string">
            <text:p>Прокладка кабеля в гофро трубе по стенам и потолкам и конструкциям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table:style-name="ce79"/>
          <table:table-cell office:value-type="string" calcext:value-type="string">
            <text:p>,</text:p>
          </table:table-cell>
          <table:table-cell table:style-name="ce83" office:value-type="float" office:value="150" calcext:value-type="float">
            <text:p>15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6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руба гофрированная двустенная 50 мм с протяжкой с муфтой красная (100м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300" calcext:value-type="float">
            <text:p>300</text:p>
          </table:table-cell>
          <table:table-cell office:value-type="string" calcext:value-type="string">
            <text:p>,</text:p>
          </table:table-cell>
          <table:table-cell table:style-name="ce79" office:value-type="float" office:value="91.5" calcext:value-type="float">
            <text:p>91.50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8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ИКБ-Т-А8-6,0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м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340" calcext:value-type="float">
            <text:p>340</text:p>
          </table:table-cell>
          <table:table-cell office:value-type="string" calcext:value-type="string">
            <text:p>,</text:p>
          </table:table-cell>
          <table:table-cell table:style-name="ce79" office:value-type="float" office:value="39.23" calcext:value-type="float">
            <text:p>39.23</text:p>
          </table:table-cell>
          <table:table-cell office:value-type="string" calcext:value-type="string">
            <text:p>,</text:p>
          </table:table-cell>
          <table:table-cell table:style-name="ce83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8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6" office:value-type="string" calcext:value-type="string">
            <text:p>Сварка оптического кабеля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,</text:p>
          </table:table-cell>
          <table:table-cell office:value-type="float" office:value="600" calcext:value-type="float">
            <text:p>60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6" office:value-type="string" calcext:value-type="string">
            <text:p>Терминирование разъемов патч-панели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table:style-name="ce80"/>
          <table:table-cell office:value-type="string" calcext:value-type="string">
            <text:p>,</text:p>
          </table:table-cell>
          <table:table-cell office:value-type="float" office:value="250" calcext:value-type="float">
            <text:p>250.00</text:p>
          </table:table-cell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10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67" office:value-type="string" calcext:value-type="string">
            <text:p>Лоток FMT1 оптический для модульных патч-панелей CFAPPBL под 1 держатель (FMT1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0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81" office:value-type="float" office:value="13003" calcext:value-type="float">
            <text:p>13,003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11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67" office:value-type="string" calcext:value-type="string">
            <text:p>Патч-панель CFAPPBL1 19д для установки до 4 адаптерных панелей FAP / FMP прямая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0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0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81" office:value-type="float" office:value="2943" calcext:value-type="float">
            <text:p>2,943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11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68" office:value-type="string" calcext:value-type="string">
            <text:p>Панель для 6 SC дуплексных одномодовых оптических адаптеров (FAP6WBUDSCZ)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0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0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81" office:value-type="float" office:value="19100" calcext:value-type="float">
            <text:p>19,100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Кассета ВО сварных соединений, 12 поз.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79" office:value-type="float" office:value="8000" calcext:value-type="float">
            <text:p>8,000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2" office:value-type="string" calcext:value-type="string">
            <text:p>Термоусаживаемая гильза (КДЗС), 60мм, уп-ка 10шт.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уп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79" office:value-type="float" office:value="39" calcext:value-type="float">
            <text:p>39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5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Держатель сплайс-кассет PANDUIT FSTHE FST6, до 4 кассет для FMT, размеры 44,5x115,8x204,7 мм 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79" office:value-type="float" office:value="2780" calcext:value-type="float">
            <text:p>2,780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  <table:table-row table:style-name="ro7">
          <table:table-cell office:value-type="string" calcext:value-type="string">
            <text:p><text:span text:style-name="T12">WITH</text:span><text:span text:style-name="T13"> goods_ins </text:span><text:span text:style-name="T14">AS</text:span><text:span text:style-name="T13"> (</text:span><text:span text:style-name="T15">INSERT</text:span><text:span text:style-name="T13"> </text:span><text:span text:style-name="T15">INTO</text:span><text:span text:style-name="T13"> goods (goods, measure_id) </text:span><text:span text:style-name="T15">VALUES</text:span><text:span text:style-name="T13"> (</text:span><text:span text:style-name="T16">'</text:span></text:p>
          </table:table-cell>
          <table:table-cell table:style-name="ce24" office:value-type="string" calcext:value-type="string">
            <text:p>Пигтейл SM 9/125 (OS2) SC/APC 1 м LSZH</text:p>
          </table:table-cell>
          <table:table-cell office:value-type="string" calcext:value-type="string">
            <text:p><text:span text:style-name="T10">'</text:span><text:span text:style-name="T9">,(</text:span><text:span text:style-name="T17">SELECT</text:span><text:span text:style-name="T9"> measure_id </text:span><text:span text:style-name="T17">FROM</text:span><text:span text:style-name="T9"> measure </text:span><text:span text:style-name="T18">WHERE</text:span><text:span text:style-name="T9"> </text:span><text:span text:style-name="T19">lower</text:span><text:span text:style-name="T9">(measure) = </text:span><text:span text:style-name="T20">lower</text:span><text:span text:style-name="T9">(</text:span><text:span text:style-name="T10">'</text:span></text:p>
          </table:table-cell>
          <table:table-cell table:style-name="ce32" office:value-type="string" calcext:value-type="string">
            <text:p>шт</text:p>
          </table:table-cell>
          <table:table-cell office:value-type="string" calcext:value-type="string">
            <text:p><text:span text:style-name="T21">'</text:span><text:span text:style-name="T22">))) </text:span><text:span text:style-name="T23">ON</text:span><text:span text:style-name="T22"> </text:span><text:span text:style-name="T24">CONFLICT</text:span><text:span text:style-name="T22"> (goods) </text:span><text:span text:style-name="T25">DO</text:span><text:span text:style-name="T22"> </text:span><text:span text:style-name="T26">UPDATE</text:span><text:span text:style-name="T22"> </text:span><text:span text:style-name="T27">SET</text:span><text:span text:style-name="T22"> goods = EXCLUDED.goods </text:span><text:span text:style-name="T28">RETURNING</text:span><text:span text:style-name="T22"> goods_id) </text:span><text:span text:style-name="T24">INSERT</text:span><text:span text:style-name="T22"> </text:span><text:span text:style-name="T29">INTO</text:span><text:span text:style-name="T22"> estimate (contract_id, goods_id, amount, price_goods, price_job) </text:span><text:span text:style-name="T29">SELECT</text:span><text:span text:style-name="T22"> </text:span><text:span text:style-name="T30">2</text:span><text:span text:style-name="T22">, goods_ins.goods_id, </text:span></text:p>
          </table:table-cell>
          <table:table-cell table:style-name="ce34"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  <table:table-cell table:style-name="ce79" office:value-type="float" office:value="110" calcext:value-type="float">
            <text:p>110.00</text:p>
          </table:table-cell>
          <table:table-cell office:value-type="string" calcext:value-type="string">
            <text:p>,</text:p>
          </table:table-cell>
          <table:table-cell table:style-name="Default"/>
          <table:table-cell office:value-type="string" calcext:value-type="string">
            <text:p><text:span text:style-name="T31"> </text:span><text:span text:style-name="T18">FROM</text:span><text:span text:style-name="T9"> goods_ins</text:span><text:span text:style-name="T32">;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F" svg:font-family="" style:font-family-generic="roman"/>
    <style:font-face style:name="Arial" svg:font-family="Arial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OST type B" svg:font-family="'GOST type B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number number:decimal-places="0" loext:min-decimal-places="0" number:min-integer-digits="1" number:grouping="true"/>
      <number:text> ₽</number:text>
    </number:number-style>
    <number:number-style style:name="N112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₽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₽</number:text>
    </number:number-style>
    <number:number-style style:name="N115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₽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8P2" style:volatile="true">
      <loext:text> </loext:text>
      <loext:fill-character> </loext:fill-character>
      <number:text>- ₽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2P0" style:volatile="true">
      <number:number number:decimal-places="0" loext:min-decimal-places="0" number:min-integer-digits="1" number:grouping="true"/>
      <number:text>р.</number:text>
    </number:number-style>
    <number:number-style style:name="N142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  <number:text>р.</number:text>
    </number:number-style>
    <number:number-style style:name="N143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43P0"/>
    </number:number-style>
    <number:number-style style:name="N145P0" style:volatile="true">
      <number:number number:decimal-places="2" loext:min-decimal-places="2" number:min-integer-digits="1" number:grouping="true"/>
      <number:text>р.</number:text>
    </number:number-style>
    <number:number-style style:name="N145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  <number:text>р.</number:text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46P0"/>
    </number:number-style>
    <number:number-style style:name="N150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50P2" style:volatile="true">
      <loext:text> </loext:text>
      <loext:fill-character> </loext:fill-character>
      <number:text>-р.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5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5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Да</number:text>
    </number:number-style>
    <number:number-style style:name="N156P1" style:volatile="true">
      <number:text>Да</number:text>
    </number:number-style>
    <number:number-style style:name="N156">
      <number:text>Нет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Истина</number:text>
    </number:number-style>
    <number:number-style style:name="N158P1" style:volatile="true">
      <number:text>Истина</number:text>
    </number:number-style>
    <number:number-style style:name="N158">
      <number:text>Ложь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Вкл</number:text>
    </number:number-style>
    <number:number-style style:name="N160P1" style:volatile="true">
      <number:text>Вкл</number:text>
    </number:number-style>
    <number:number-style style:name="N160">
      <number:text>Выкл</number:text>
      <style:map style:condition="value()&gt;0" style:apply-style-name="N160P0"/>
      <style:map style:condition="value()&lt;0" style:apply-style-name="N160P1"/>
    </number:number-style>
    <number:currency-style style:name="N162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62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62P0"/>
    </number:currency-style>
    <number:number-style style:name="N163">
      <number:number number:decimal-places="1" loext:min-decimal-places="1" number:min-integer-digits="1"/>
    </number:number-style>
    <number:number-style style:name="N164P0" style:volatile="true">
      <number:number number:decimal-places="0" loext:min-decimal-places="0" number:min-integer-digits="1" number:grouping="true"/>
      <number:text> ₽</number:text>
    </number:number-style>
    <number:number-style style:name="N164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64P0"/>
    </number:number-style>
    <number:number-style style:name="N165P0" style:volatile="true">
      <number:number number:decimal-places="0" loext:min-decimal-places="0" number:min-integer-digits="1" number:grouping="true"/>
      <number:text> ₽</number:text>
    </number:number-style>
    <number:number-style style:name="N165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₽</number:text>
    </number:number-style>
    <number:number-style style:name="N166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₽</number:text>
    </number:number-style>
    <number:number-style style:name="N167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67P0"/>
    </number:number-style>
    <number:number-style style:name="N16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8P2" style:volatile="true">
      <loext:text> </loext:text>
      <loext:fill-character> </loext:fill-character>
      <number:text>-   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69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69P2" style:volatile="true">
      <loext:text> </loext:text>
      <loext:fill-character> </loext:fill-character>
      <number:text>- ₽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72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72P2" style:volatile="true">
      <loext:text> </loext:text>
      <loext:fill-character> </loext:fill-character>
      <number:text>-р.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3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73P2" style:volatile="true">
      <loext:text> </loext:text>
      <loext:fill-character> </loext:fill-character>
      <number:text>-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74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text>Да</number:text>
    </number:number-style>
    <number:number-style style:name="N176P1" style:volatile="true">
      <number:text>Да</number:text>
    </number:number-style>
    <number:number-style style:name="N176">
      <number:text>Нет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text>Истина</number:text>
    </number:number-style>
    <number:number-style style:name="N177P1" style:volatile="true">
      <number:text>Истина</number:text>
    </number:number-style>
    <number:number-style style:name="N177">
      <number:text>Ложь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Вкл</number:text>
    </number:number-style>
    <number:number-style style:name="N178P1" style:volatile="true">
      <number:text>Вкл</number:text>
    </number:number-style>
    <number:number-style style:name="N178">
      <number:text>Выкл</number:text>
      <style:map style:condition="value()&gt;0" style:apply-style-name="N178P0"/>
      <style:map style:condition="value()&lt;0" style:apply-style-name="N178P1"/>
    </number:number-style>
    <number:currency-style style:name="N179P0" style:volatile="true">
      <number:currency-symbol number:language="ga" number:country="IE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79">
      <style:text-properties fo:color="#ff0000"/>
      <number:text>(</number:text>
      <number:currency-symbol number:language="ga" number:country="IE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79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 style:data-style-name="N2" text:time-value="02:11:24.30020740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23:32:01.407241269</meta:creation-date>
    <dc:date>2020-10-22T02:51:22.044332762</dc:date>
    <meta:editing-duration>PT30M41S</meta:editing-duration>
    <meta:editing-cycles>2</meta:editing-cycles>
    <meta:generator>LibreOffice/6.4.6.2$Linux_X86_64 LibreOffice_project/40$Build-2</meta:generator>
    <meta:document-statistic meta:table-count="4" meta:cell-count="713" meta:object-count="0"/>
  </office:meta>
</office:document-meta>
</file>